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2d659" officeooo:paragraph-rsid="0002d65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06fa07" officeooo:paragraph-rsid="0006fa07"/>
    </style:style>
    <style:style style:name="P6" style:family="paragraph" style:parent-style-name="Standard">
      <style:paragraph-properties fo:text-align="start" style:justify-single-word="false"/>
      <style:text-properties officeooo:rsid="0006fa07" officeooo:paragraph-rsid="00088955"/>
    </style:style>
    <style:style style:name="P7" style:family="paragraph" style:parent-style-name="Standard">
      <style:text-properties officeooo:rsid="000b5804" officeooo:paragraph-rsid="000b5804"/>
    </style:style>
    <style:style style:name="P8" style:family="paragraph" style:parent-style-name="Standard">
      <style:text-properties officeooo:rsid="001b1eb0" officeooo:paragraph-rsid="001b1eb0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Standard" style:list-style-name="L1"/>
    <style:style style:name="P12" style:family="paragraph" style:parent-style-name="Heading_20_1">
      <style:text-properties officeooo:rsid="00064816" officeooo:paragraph-rsid="00064816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2">
      <style:text-properties officeooo:rsid="000d7e75" officeooo:paragraph-rsid="000d7e75"/>
    </style:style>
    <style:style style:name="P15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Heading_20_3">
      <style:text-properties officeooo:rsid="002ae6fb" officeooo:paragraph-rsid="002ae6fb"/>
    </style:style>
    <style:style style:name="P18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14cm" style:type="right" style:leader-style="dotted" style:leader-text="."/>
        </style:tab-stops>
      </style:paragraph-properties>
    </style:style>
    <style:style style:name="P20" style:family="paragraph" style:parent-style-name="Text_20_body">
      <style:text-properties officeooo:rsid="0020fdea" officeooo:paragraph-rsid="0020fdea"/>
    </style:style>
    <style:style style:name="P21" style:family="paragraph" style:parent-style-name="Text_20_body">
      <style:text-properties officeooo:rsid="00225ef1" officeooo:paragraph-rsid="00225ef1"/>
    </style:style>
    <style:style style:name="P22" style:family="paragraph" style:parent-style-name="Text_20_body">
      <style:text-properties officeooo:rsid="0028cf56" officeooo:paragraph-rsid="0028cf56"/>
    </style:style>
    <style:style style:name="P23" style:family="paragraph" style:parent-style-name="Text_20_body">
      <style:text-properties officeooo:rsid="002ae6fb" officeooo:paragraph-rsid="002ae6fb"/>
    </style:style>
    <style:style style:name="P24" style:family="paragraph" style:parent-style-name="Contents_20_3">
      <style:paragraph-properties>
        <style:tab-stops>
          <style:tab-stop style:position="16.014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6766"/>
    </style:style>
    <style:style style:name="T3" style:family="text">
      <style:text-properties officeooo:rsid="00244014"/>
    </style:style>
    <style:style style:name="T4" style:family="text">
      <style:text-properties officeooo:rsid="0024de15"/>
    </style:style>
    <style:style style:name="T5" style:family="text">
      <style:text-properties officeooo:rsid="002511cf"/>
    </style:style>
    <style:style style:name="T6" style:family="text">
      <style:text-properties officeooo:rsid="0028eb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4">Neue Features in UliCMS 9.8.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tand: <text:date style:data-style-name="N36" text:date-value="2015-12-06T15:59:36.058999844">06.12.2015</text:date></text:p>
      <text:p text:style-name="P5"/>
      <text:p text:style-name="P9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8"><text:a xlink:type="simple" xlink:href="#__RefHeading___Toc177_1047507027" text:style-name="Index_20_Link" text:visited-style-name="Index_20_Link">Übersicht der neuen Features<text:tab/>2</text:a></text:p>
          <text:p text:style-name="P18"><text:a xlink:type="simple" xlink:href="#__RefHeading___Toc179_1047507027" text:style-name="Index_20_Link" text:visited-style-name="Index_20_Link">Detailbeschreibungen<text:tab/>3</text:a></text:p>
          <text:p text:style-name="P19"><text:a xlink:type="simple" xlink:href="#__RefHeading___Toc205_1047507027" text:style-name="Index_20_Link" text:visited-style-name="Index_20_Link">Option "Design für Mobilgeräte nicht auf Tablets verwenden" hinzugefügt<text:tab/>3</text:a></text:p>
          <text:p text:style-name="P19"><text:a xlink:type="simple" xlink:href="#__RefHeading___Toc191_1047507027" text:style-name="Index_20_Link" text:visited-style-name="Index_20_Link">CKEditor aktualisiert<text:tab/>3</text:a></text:p>
          <text:p text:style-name="P19"><text:a xlink:type="simple" xlink:href="#__RefHeading___Toc344_918909501" text:style-name="Index_20_Link" text:visited-style-name="Index_20_Link">Parameter $order zu den Funktionen menu() und get_menu() hinzugefügt<text:tab/>3</text:a></text:p>
          <text:p text:style-name="P19"><text:a xlink:type="simple" xlink:href="#__RefHeading___Toc378_918909501" text:style-name="Index_20_Link" text:visited-style-name="Index_20_Link">Die Paketverwaltung überprüft nun die Paketquelle auf Aktualisierungen<text:tab/>4</text:a></text:p>
          <text:p text:style-name="P24"><text:a xlink:type="simple" xlink:href="#__RefHeading___Toc386_918909501" text:style-name="Index_20_Link" text:visited-style-name="Index_20_Link">Prüfung deaktivieren<text:tab/>4</text:a></text:p>
        </text:index-body>
      </text:table-of-content>
      <text:p text:style-name="Text_20_body"/>
      <text:h text:style-name="P12" text:outline-level="1"><text:bookmark-start text:name="__RefHeading___Toc177_1047507027"/>Übersicht der neuen Features<text:bookmark-end text:name="__RefHeading___Toc177_1047507027"/></text:h>
      <text:p text:style-name="P7">Dieses Dokument beschreibt die neuen Features in UliCMS 9.8.1.</text:p>
      <text:p text:style-name="P7"/>
      <text:p text:style-name="P7">Diese Version von UliCMS enthält alle Features die in UliCMS 9.8.0 enthalten waren, sowie die folgenden neuen Features.</text:p>
      <text:p text:style-name="P7"/>
      <text:list xml:id="list168693195388925259" text:style-name="L1">
        <text:list-item>
          <text:p text:style-name="P11">Option "Design für Mobilgeräte nicht auf Tablets verwenden" hinzugefügt</text:p>
        </text:list-item>
        <text:list-item>
          <text:p text:style-name="P11">CKEditor auf Version 4.5.5 aktualisiert</text:p>
        </text:list-item>
        <text:list-item>
          <text:p text:style-name="P11">Parameter $order zu den Funktionen menu() und get_menu() hinzugefügt</text:p>
        </text:list-item>
        <text:list-item>
          <text:p text:style-name="P11">Die Paketverwaltung überprüft nun die Paketquelle auf Aktualisierungen</text:p>
        </text:list-item>
        <text:list-item>
          <text:p text:style-name="P11">API-Funktion get_files() hinzugefügt</text:p>
        </text:list-item>
      </text:list>
      <text:p text:style-name="Standard"/>
      <text:p text:style-name="P6"/>
      <text:h text:style-name="P13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h text:style-name="P15" text:outline-level="2"><text:bookmark-start text:name="__RefHeading___Toc205_1047507027"/>Option "Design für Mobilgeräte nicht auf Tablets verwenden" hinzugefügt<text:bookmark-end text:name="__RefHeading___Toc205_1047507027"/></text:h>
      <text:p text:style-name="Text_20_body"/>
      <text:p text:style-name="P8"><text:bookmark-start text:name="__RefHeading___Toc492_1047507027"/>Die Option „Design für Mobilgeräte nicht auf Tablets verwenden“ wurde unter <text:span text:style-name="T1">Einstellungen</text:span> &gt;<text:bookmark-end text:name="__RefHeading___Toc492_1047507027"/></text:p>
      <text:p text:style-name="P8"><text:bookmark-start text:name="__RefHeading___Toc494_1047507027"/><text:span text:style-name="T1">Design</text:span> hinzugefügt. <text:bookmark-end text:name="__RefHeading___Toc494_1047507027"/></text:p>
      <text:p text:style-name="P8"/>
      <text:p text:style-name="Text_20_body"><text:bookmark-start text:name="__RefHeading___Toc185_1047507027"/>Diese Option wird in der Datenbank als „no_mobile_design_on_tablet“ gespeichert.<text:line-break/>Wenn ein Datensatz mit diesem Key in der Datenbank existiert, ist die Option aktiviert, falls nicht, dann ist die Option nicht aktiviert.<text:bookmark-end text:name="__RefHeading___Toc185_1047507027"/></text:p>
      <text:p text:style-name="Text_20_body"><text:bookmark-start text:name="__RefHeading___Toc187_1047507027"/>Wenn diese Option aktiviert ist, behandelt UliCMS Tablets wie z.B. das iPad nicht mehr als mobiles Gerät.<text:bookmark-end text:name="__RefHeading___Toc187_1047507027"/></text:p>
      <text:p text:style-name="Text_20_body"><text:bookmark-start text:name="__RefHeading___Toc189_1047507027"/>Die Funktion is_mobile() gibt bei der Nutzung eines Tablets false zurück.<text:line-break/>Dies führt außerdem dazu, dass wenn ein „Design für Mobilgeräte“ festgelegt ist, auf einem Tablet stattdessen das normale Frontend-Design für PCs angezeigt wird.<text:bookmark-end text:name="__RefHeading___Toc189_1047507027"/></text:p>
      <text:h text:style-name="P14" text:outline-level="2"><text:bookmark-start text:name="__RefHeading___Toc191_1047507027"/>CKEditor aktualisiert<text:bookmark-end text:name="__RefHeading___Toc191_1047507027"/></text:h>
      <text:p text:style-name="Standard"><text:span text:style-name="T2">DIe</text:span> CKEditor <text:span text:style-name="T2">Komponente </text:span>wurde auf Version 4.5.5 aktualisiert.<text:line-break/>CKEditor dient zur einfachen Bearbeitung von HTML-Inhalten in UliCMS.</text:p>
      <text:p text:style-name="Standard">Mehr Informationen zu den Änderungen in dieser Version finden Sie unter <text:a xlink:type="simple" xlink:href="http://www.ckeditor.com/" text:style-name="Internet_20_link" text:visited-style-name="Visited_20_Internet_20_Link">www.ckeditor.com</text:a></text:p>
      <text:p text:style-name="Standard">Falls es nach der Durchführung des Upgrades auf UliCMS 9.8.1 zu Problemen mit dem Editor kommt, leeren Sie bitte Ihren Browsercache.</text:p>
      <text:p text:style-name="Standard"/>
      <text:h text:style-name="Heading_20_2" text:outline-level="2"><text:bookmark-start text:name="__RefHeading___Toc344_918909501"/>Parameter $order zu den Funktionen menu() und get_menu() hinzugefügt<text:bookmark-end text:name="__RefHeading___Toc344_918909501"/></text:h>
      <text:p text:style-name="Text_20_body"/>
      <text:p text:style-name="P20">Der optionale Parameter $order wurde zu den Funktionen menu(), sowie get_menu() hinzugefügt.</text:p>
      <text:p text:style-name="P20">Dieser Parameter ermöglicht, anzugeben, nach welcher Datenbankspalte die Einträge im Menü sortiert werden sollen. <text:span text:style-name="T5">Der Standardwert für $order ist „position“.</text:span></text:p>
      <text:p text:style-name="P21">Mit folgendem <text:span text:style-name="T4">Befehlsaufruf</text:span> können beispielsweise die Menüeinträge des Menüs „produkte“ <text:span text:style-name="T3">aufsteigend </text:span>nach dem Seitentitel sortiert angezeigt werden.</text:p>
      <text:p text:style-name="P21">menu(„produkte, null, true, <text:span text:style-name="T3">'title desc'</text:span>) </text:p>
      <text:h text:style-name="P16" text:outline-level="2"><text:bookmark-start text:name="__RefHeading___Toc378_918909501"/>Die Paketverwaltung überprüft nun die Paketquelle auf Aktualisierungen<text:bookmark-end text:name="__RefHeading___Toc378_918909501"/></text:h>
      <text:p text:style-name="P22">Die Paketverwaltung prüft nun, ob in der Paketquelle Aktualisierungen für die installierten Module verfügbar sind. Dabei wird die Versionsnummer des Pakets je nach Status in unterschiedlichen Farben angezeigt.</text:p>
      <text:p text:style-name="P22">Grün: Paket ist aktuell.</text:p>
      <text:p text:style-name="P22">Rot: Paket ist veraltet und muss aktualisiert werden.</text:p>
      <text:p text:style-name="P22">Schwarz: <text:span text:style-name="T6">Aktualisierungsstatus konnte nicht ermittelt werden</text:span></text:p>
      <text:h text:style-name="P17" text:outline-level="3"><text:bookmark-start text:name="__RefHeading___Toc386_918909501"/>Prüfung deaktivieren<text:bookmark-end text:name="__RefHeading___Toc386_918909501"/></text:h>
      <text:p text:style-name="P23">Sie können die hier beschriebene Prüfung auf Aktualisierungen deaktivieren in dem Sie unter <text:span text:style-name="T1">Einstellungen</text:span> &gt; <text:span text:style-name="T1">Expertenmodus</text:span> den Schlüssel <text:span text:style-name="T1">disable_package_update_check</text:span> mit einem beliebigen Wert anlegen.</text:p>
      <text:p text:style-name="P23">Um es anschließend wieder zu deaktivieren löschen Sie diesen Schlüssel einfa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10M4S</meta:editing-duration>
    <meta:editing-cycles>19</meta:editing-cycles>
    <meta:generator>LibreOffice/4.4.6.3$Windows_x86 LibreOffice_project/e8938fd3328e95dcf59dd64e7facd2c7d67c704d</meta:generator>
    <dc:date>2015-12-06T15:59:35.954000000</dc:date>
    <meta:document-statistic meta:table-count="0" meta:image-count="1" meta:object-count="0" meta:page-count="4" meta:paragraph-count="44" meta:word-count="442" meta:character-count="3289" meta:non-whitespace-character-count="2894"/>
  </office:meta>
</office:document-meta>
</file>